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Century Schoolbook4" svg:font-family="'Century Schoolbook'" style:font-adornments="Regular"/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Century Schoolbook3" svg:font-family="'Century Schoolbook'" style:font-adornments="Regular" style:font-pitch="variable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Liberation Sans1" svg:font-family="'Liberation Sans'" style:font-pitch="variable"/>
    <style:font-face style:name="Liberation Serif3" svg:font-family="'Liberation Serif'" style:font-pitch="variable"/>
    <style:font-face style:name="Liberation Serif2" svg:font-family="'Liberation Serif'" style:font-adornments="Regular" style:font-pitch="variable"/>
    <style:font-face style:name="Lohit Devanagari1" svg:font-family="'Lohit Devanagari'" style:font-pitch="variable"/>
    <style:font-face style:name="TeX Gyre Termes1" svg:font-family="'TeX Gyre Termes'" style:font-pitch="variable"/>
    <style:font-face style:name="TeX Gyre Termes2" svg:font-family="'TeX Gyre Termes'" style:font-adornments="Book" style:font-pitch="variable"/>
    <style:font-face style:name="TeX Gyre Termes" svg:font-family="'TeX Gyre Termes'" style:font-adornments="Regular" style:font-pitch="variable"/>
    <style:font-face style:name="Liberation Mono1" svg:font-family="'Liberation Mono', 'Courier New'" style:font-family-generic="modern" style:font-pitch="variable"/>
    <style:font-face style:name="Century Schoolbook2" svg:font-family="'Century Schoolboo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1.046cm" fo:min-width="7.169cm" fo:padding-top="0.127cm" fo:padding-bottom="0.127cm" fo:padding-left="0.254cm" fo:padding-right="0.254cm" fo:wrap-option="wrap"/>
    </style:style>
    <style:style style:name="gr2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4.147cm" fo:min-width="7.793cm" fo:padding-top="0.127cm" fo:padding-bottom="0.127cm" fo:padding-left="0.254cm" fo:padding-right="0.254cm" fo:wrap-option="wrap"/>
    </style:style>
    <style:style style:name="gr3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3.747cm" fo:min-width="7.493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svg:stroke-color="#cccccc" draw:fill-color="#003333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cccccc" draw:fill="none" draw:fill-color="#003333" draw:textarea-horizontal-align="left" draw:auto-grow-height="true" draw:auto-grow-width="true" fo:min-height="1.177cm" fo:min-width="3.719cm"/>
    </style:style>
    <style:style style:name="gr7" style:family="graphic" style:parent-style-name="standard">
      <style:graphic-properties svg:stroke-color="#cccccc" draw:fill-color="#003333" draw:textarea-horizontal-align="justify" draw:textarea-vertical-align="middle" draw:auto-grow-height="false" fo:min-height="3.951cm" fo:min-width="5.101cm"/>
    </style:style>
    <style:style style:name="gr8" style:family="graphic" style:parent-style-name="standard">
      <style:graphic-properties draw:stroke="none" svg:stroke-color="#cccccc" draw:fill="none" draw:fill-color="#003333" draw:textarea-horizontal-align="left" draw:auto-grow-height="true" draw:auto-grow-width="true" fo:min-height="1.177cm" fo:min-width="2.771cm"/>
    </style:style>
    <style:style style:name="gr9" style:family="graphic" style:parent-style-name="standard">
      <style:graphic-properties draw:stroke="none" svg:stroke-color="#cccccc" draw:fill="none" draw:fill-color="#003333" draw:textarea-horizontal-align="left" draw:auto-grow-height="true" draw:auto-grow-width="true" fo:min-height="1.177cm" fo:min-width="3.211cm"/>
    </style:style>
    <style:style style:name="gr10" style:family="graphic" style:parent-style-name="standard">
      <style:graphic-properties draw:stroke="none" svg:stroke-color="#cccccc" draw:fill="none" draw:fill-color="#003333" draw:textarea-horizontal-align="left" draw:auto-grow-height="true" draw:auto-grow-width="true" fo:min-height="1.103cm" fo:min-width="3.736cm"/>
    </style:style>
    <style:style style:name="gr11" style:family="graphic" style:parent-style-name="standard">
      <style:graphic-properties draw:stroke="none" svg:stroke-color="#cccccc" draw:fill="none" draw:fill-color="#003333" draw:textarea-horizontal-align="left" draw:auto-grow-height="true" draw:auto-grow-width="true" fo:min-height="0.589cm" fo:min-width="1.145cm"/>
    </style:style>
    <style:style style:name="gr12" style:family="graphic" style:parent-style-name="standard">
      <style:graphic-properties draw:stroke="none" svg:stroke-color="#cccccc" draw:fill="none" draw:fill-color="#003333" draw:textarea-horizontal-align="left" draw:auto-grow-height="true" draw:auto-grow-width="true" fo:min-height="0.589cm" fo:min-width="2.987cm"/>
    </style:style>
    <style:style style:name="gr13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4.435cm" fo:min-width="23.642cm" fo:padding-top="0.127cm" fo:padding-bottom="0.127cm" fo:padding-left="0.254cm" fo:padding-right="0.254cm" fo:wrap-option="wrap"/>
    </style:style>
    <style:style style:name="gr14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0.446cm" fo:min-width="15.193cm" fo:padding-top="0.127cm" fo:padding-bottom="0.127cm" fo:padding-left="0.254cm" fo:padding-right="0.254cm" fo:wrap-option="wrap"/>
    </style:style>
    <style:style style:name="gr15" style:family="graphic" style:parent-style-name="standard" style:list-style-name="L4">
      <style:graphic-properties svg:stroke-color="#cccccc" draw:fill-color="#003333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16" style:family="graphic" style:parent-style-name="standard">
      <style:graphic-properties svg:stroke-color="#cccccc" draw:fill-color="#336666" draw:textarea-horizontal-align="justify" draw:textarea-vertical-align="middle" draw:auto-grow-height="false" fo:min-height="3.951cm" fo:min-width="5.101cm"/>
    </style:style>
    <style:style style:name="gr17" style:family="graphic" style:parent-style-name="standard">
      <style:graphic-properties draw:stroke="none" svg:stroke-color="#cccccc" draw:fill="none" draw:fill-color="#336666" draw:textarea-horizontal-align="left" draw:auto-grow-height="true" draw:auto-grow-width="true" fo:min-height="0.589cm" fo:min-width="1.145cm"/>
    </style:style>
    <style:style style:name="gr18" style:family="graphic" style:parent-style-name="standard">
      <style:graphic-properties draw:stroke="none" svg:stroke-color="#cccccc" draw:fill="none" draw:fill-color="#336666" draw:textarea-horizontal-align="left" draw:auto-grow-height="true" draw:auto-grow-width="true" fo:min-height="0.589cm" fo:min-width="2.987cm"/>
    </style:style>
    <style:style style:name="gr19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4.435cm" fo:min-width="23.642cm" fo:padding-top="0.127cm" fo:padding-bottom="0.127cm" fo:padding-left="0.254cm" fo:padding-right="0.254cm" fo:wrap-option="wrap"/>
    </style:style>
    <style:style style:name="gr20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0.446cm" fo:min-width="15.193cm" fo:padding-top="0.127cm" fo:padding-bottom="0.127cm" fo:padding-left="0.254cm" fo:padding-right="0.254cm" fo:wrap-option="wrap"/>
    </style:style>
    <style:style style:name="gr21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1.046cm" fo:min-width="7.169cm" fo:padding-top="0.127cm" fo:padding-bottom="0.127cm" fo:padding-left="0.254cm" fo:padding-right="0.254cm" fo:wrap-option="wrap"/>
    </style:style>
    <style:style style:name="gr22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1.046cm" fo:min-width="7.169cm" fo:padding-top="0.127cm" fo:padding-bottom="0.127cm" fo:padding-left="0.254cm" fo:padding-right="0.254cm" fo:wrap-option="wrap"/>
    </style:style>
    <style:style style:name="gr23" style:family="graphic" style:parent-style-name="Default_5f_1" style:list-style-name="L1">
      <style:graphic-properties draw:stroke="none" svg:stroke-width="0cm" draw:fill="none" draw:textarea-vertical-align="top" draw:auto-grow-height="false" draw:fit-to-size="shrink-to-fit" fo:min-height="4.147cm" fo:min-width="8.393cm" fo:padding-top="0.127cm" fo:padding-bottom="0.127cm" fo:padding-left="0.254cm" fo:padding-right="0.254cm" fo:wrap-option="wrap"/>
    </style:style>
    <style:style style:name="pr1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ítulo_20_e_20_Conteú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ítulo_20_e_20_Conteúdo-notes">
      <style:graphic-properties draw:fill-color="#ffffff" fo:min-height="13.364cm"/>
    </style:style>
    <style:style style:name="P1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fo:font-size="22.1000003814697pt" fo:hyphenate="false"/>
    </style:style>
    <style:style style:name="P3" style:family="paragraph">
      <style:paragraph-properties fo:line-height="90%" fo:text-align="center" style:writing-mode="lr-tb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5" style:family="paragraph">
      <style:paragraph-properties fo:line-height="150%" fo:text-align="justify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1" style:family="paragraph">
      <loext:graphic-properties draw:fill-color="#003333"/>
      <style:paragraph-properties fo:line-height="90%" fo:text-align="start" style:punctuation-wrap="hanging"/>
      <style:text-properties fo:color="#b2d0b4" style:font-name="Century Schoolbook1" fo:font-size="34pt" fo:font-weight="bold" style:font-size-asian="34pt" style:language-asian="pt" style:country-asian="BR" style:font-weight-asian="bold" style:font-size-complex="34pt" style:language-complex="pt" style:country-complex="BR" style:font-weight-complex="bold"/>
    </style:style>
    <style:style style:name="P12" style:family="paragraph">
      <loext:graphic-properties draw:fill="none" draw:fill-color="#003333"/>
    </style:style>
    <style:style style:name="P13" style:family="paragraph">
      <loext:graphic-properties draw:fill-color="#003333"/>
      <style:paragraph-properties fo:text-align="center"/>
    </style:style>
    <style:style style:name="P14" style:family="paragraph">
      <loext:graphic-properties draw:fill="none" draw:fill-color="#003333"/>
      <style:text-properties fo:font-size="14pt"/>
    </style:style>
    <style:style style:name="P15" style:family="paragraph">
      <loext:graphic-properties draw:fill="none" draw:fill-color="#003333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fo:font-size="14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336666"/>
      <style:paragraph-properties fo:text-align="center"/>
    </style:style>
    <style:style style:name="P19" style:family="paragraph">
      <loext:graphic-properties draw:fill="none" draw:fill-color="#336666"/>
    </style:style>
    <style:style style:name="P20" style:family="paragraph">
      <loext:graphic-properties draw:fill="none" draw:fill-color="#336666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b2d0b4" fo:font-size="24pt" fo:font-weight="bold" style:font-size-asian="34pt" style:font-weight-asian="bold" style:font-size-complex="34pt" style:font-weight-complex="bold"/>
    </style:style>
    <style:style style:name="T3" style:family="text">
      <style:text-properties fo:color="#b2d0b4" fo:font-size="2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name-complex="TeX Gyre Termes1" style:font-size-complex="20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name-complex="TeX Gyre Termes1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TeX Gyre Termes1" fo:font-size="20pt" fo:letter-spacing="normal" fo:font-style="italic" fo:text-shadow="none" style:text-underline-style="none" fo:font-weight="normal" style:letter-kerning="true" style:font-name-asian="DejaVu Sans2" style:font-size-asian="20pt" style:font-style-asian="italic" style:font-weight-asian="normal" style:font-name-complex="TeX Gyre Terme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Century Schoolbook1" fo:font-size="20pt" fo:letter-spacing="normal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TeX Gyre Terme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TeX Gyre Termes1" fo:font-size="20pt" fo:letter-spacing="normal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TeX Gyre Terme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d0b4" style:text-line-through-style="none" style:text-line-through-type="none" style:text-position="0% 100%" style:font-name="Century Schoolbook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" style:family="text">
      <style:text-properties fo:font-variant="normal" fo:text-transform="none" fo:color="#b2d0b4" style:text-line-through-style="none" style:text-line-through-type="none" style:text-position="0% 100%" style:font-name="Century Schoolbook1" fo:font-size="22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style:text-underline-style="none" fo:font-weight="normal" style:font-size-asian="20pt" style:font-weight-asian="normal" style:font-name-complex="TeX Gyre Termes1" style:font-size-complex="20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TeX Gyre Termes1" fo:font-size="20pt" fo:letter-spacing="normal" fo:text-shadow="none" style:text-underline-style="none" fo:font-weight="normal" style:letter-kerning="true" style:font-name-asian="DejaVu Sans2" style:font-size-asian="20pt" style:font-weight-asian="normal" style:font-name-complex="TeX Gyre Termes1" style:font-size-complex="20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TeX Gyre Termes1" fo:font-size="15pt" fo:letter-spacing="normal" fo:text-shadow="none" style:text-underline-style="none" fo:font-weight="normal" style:letter-kerning="true" style:font-name-asian="DejaVu Sans2" style:font-size-asian="20pt" style:font-weight-asian="normal" style:font-name-complex="TeX Gyre Termes1" style:font-size-complex="20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5" style:family="text">
      <style:text-properties fo:font-size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Schoolbook1" fo:font-size="12pt" fo:letter-spacing="normal" style:text-underline-style="none" fo:font-weight="normal" style:font-size-asian="20pt" style:font-weight-asian="normal" style:font-name-complex="TeX Gyre Termes1" style:font-size-complex="20pt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fo:font-size="12pt" fo:letter-spacing="normal" fo:text-shadow="none" style:text-underline-style="none" fo:font-weight="normal" style:letter-kerning="true" style:font-name-asian="DejaVu Sans2" style:font-size-asian="20pt" style:font-weight-asian="normal" style:font-name-complex="TeX Gyre Termes1" style:font-size-complex="20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fo:font-size="12pt" fo:letter-spacing="normal" fo:font-style="italic" fo:text-shadow="none" style:text-underline-style="none" fo:font-weight="normal" style:letter-kerning="true" style:font-name-asian="DejaVu Sans2" style:font-size-asian="20pt" style:font-style-asian="italic" style:font-weight-asian="normal" style:font-name-complex="TeX Gyre Termes1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2d0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b2d0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bjetivo Geral:" draw:style-name="dp1" draw:master-page-name="Título_20_e_20_Conteúdo" presentation:presentation-page-layout-name="AL1T11" xml:id="id1" draw:id="id1">
        <draw:custom-shape draw:name="Espaço Reservado para Conteúdo 2" draw:style-name="gr1" draw:text-style-name="P2" draw:layer="layout" svg:width="7.676cm" svg:height="1.299cm" svg:x="10cm" svg:y="10.301cm">
          <text:list text:style-name="L1">
            <text:list-header>
              <text:p text:style-name="P1"><text:span text:style-name="T1">Adria</text:span><text:span text:style-name="T1">na </text:span><text:span text:style-name="T1">Caval</text:span><text:span text:style-name="T1">canti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4" draw:layer="layout" svg:width="24.549cm" svg:height="3.506cm" svg:x="2.2cm" svg:y="6.795cm" presentation:class="title" presentation:user-transformed="true">
          <draw:text-box>
            <text:p text:style-name="P3"><text:span text:style-name="T2">Utilizan</text:span><text:span text:style-name="T2">do </text:span><text:span text:style-name="T3">Naive </text:span><text:span text:style-name="T3">Bayes</text:span><text:span text:style-name="T2"> </text:span><text:span text:style-name="T2">para </text:span><text:span text:style-name="T2">estimar </text:span><text:span text:style-name="T2">a </text:span><text:span text:style-name="T2">probabi</text:span><text:span text:style-name="T2">lidade </text:span><text:span text:style-name="T2">dos </text:span><text:span text:style-name="T2">coment</text:span><text:span text:style-name="T2">ários </text:span><text:span text:style-name="T2">escolhid</text:span><text:span text:style-name="T2">os pelo </text:span><text:span text:style-name="T2">editor</text:span></text:p>
          </draw:text-box>
        </draw:frame>
        <draw:custom-shape draw:name="Espaço Reservado para Conteúdo 2" draw:style-name="gr2" draw:text-style-name="P2" draw:layer="layout" svg:width="8.3cm" svg:height="4.4cm" svg:x="14.8cm" svg:y="14.4cm">
          <text:list text:style-name="L1">
            <text:list-header>
              <text:p text:style-name="P1"><text:span text:style-name="T1"/></text:p>
            </text:list-header>
          </text:list>
          <text:list text:style-name="L2">
            <text:list-item>
              <text:p text:style-name="P5"><text:span text:style-name="T4">New York </text:span><text:span text:style-name="T4">Times </text:span><text:span text:style-name="T4">Comments </text:span><text:span text:style-name="T5">Abril/2018</text:span></text:p>
            </text:list-item>
            <text:list-item>
              <text:p text:style-name="P5"><text:span text:style-name="T6">Framework</text:span><text:span text:style-name="T7"> </text:span><text:span text:style-name="T6">Spark</text:span></text:p>
            </text:list-item>
            <text:list-item>
              <text:p text:style-name="P5"><text:span text:style-name="T6">Linguagem </text:span><text:span text:style-name="T6">Python</text:span></text:p>
            </text:list-item>
            <text:list-item>
              <text:p text:style-name="P5"><text:span text:style-name="T8">Classificador</text:span><text:span text:style-name="T6"> </text:span><text:span text:style-name="T6">Naive Bay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7" draw:layer="layout" svg:width="24.149cm" svg:height="3.506cm" svg:x="0.252cm" svg:y="0.8cm" presentation:class="title" presentation:user-transformed="true">
          <draw:text-box>
            <text:p text:style-name="P6"><text:span text:style-name="T9">Proje</text:span><text:span text:style-name="T9">to | </text:span><text:span text:style-name="T10">Inteligên</text:span><text:span text:style-name="T10">cia na </text:span><text:span text:style-name="T10">Web e </text:span><text:span text:style-name="T10">Big Data</text:span></text:p>
          </draw:text-box>
        </draw:frame>
        <draw:custom-shape draw:name="Espaço Reservado para Conteúdo 2" draw:style-name="gr3" draw:text-style-name="P2" draw:layer="layout" svg:width="8cm" svg:height="4cm" svg:x="6.2cm" svg:y="14.4cm">
          <text:list text:style-name="L1">
            <text:list-header>
              <text:p text:style-name="P1"><text:span text:style-name="T1"/></text:p>
            </text:list-header>
          </text:list>
          <text:list text:style-name="L2">
            <text:list-item>
              <text:p text:style-name="P5"><text:span text:style-name="T11">Seleção </text:span><text:span text:style-name="T11">automática </text:span><text:span text:style-name="T11">dos </text:span><text:span text:style-name="T11">comentários</text:span></text:p>
            </text:list-item>
            <text:list-item>
              <text:p text:style-name="P5"><text:span text:style-name="T12">Verificação da </text:span><text:span text:style-name="T12">imagem a ser </text:span><text:span text:style-name="T12">passada</text:span></text:p>
              <text:p text:style-name="P5"><text:span text:style-name="T13">(clássica vs ousada)</text:span></text:p>
            </text:list-item>
            <text:list-item>
              <text:p text:style-name="P5"><text:span text:style-name="T8">Comparação </text:span><text:span text:style-name="T8">de imagem </text:span><text:span text:style-name="T8">entre as </text:span><text:span text:style-name="T8">empresas</text:span></text:p>
              <text:p text:style-name="P5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ço Reservado para Imagem de Slide 1" draw:style-name="gr4" draw:layer="layout" svg:width="16.799cm" svg:height="10.023cm" svg:x="2.1cm" svg:y="3.712cm" draw:page-number="1" presentation:class="page"/>
          <draw:frame draw:name="Espaço Reservado para Anotações 2" presentation:style-name="pr2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10" draw:layer="layout" svg:width="9.099cm" svg:height="1.489cm" svg:x="11.895cm" svg:y="28.21cm" presentation:class="page-number" presentation:user-transformed="true">
            <draw:text-box>
              <text:p text:style-name="P9"><text:span text:style-name="T14"><text:page-number>&lt;number&gt;</text:page-number></text:span></text:p>
            </draw:text-box>
          </draw:frame>
        </presentation:notes>
      </draw:page>
      <draw:page draw:name="page2" draw:style-name="dp1" draw:master-page-name="Título_20_e_20_Conteúdo" presentation:presentation-page-layout-name="AL1T11" xml:id="id2" draw:id="id2">
        <draw:custom-shape draw:style-name="gr5" draw:text-style-name="P11" draw:layer="layout" svg:width="5.6cm" svg:height="4.2cm" svg:x="0.2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2" draw:layer="layout" svg:width="4.219cm" svg:height="1.427cm" svg:x="1.381cm" svg:y="10.261cm">
          <draw:text-box>
            <text:p>Sample &amp; Clear<text:line-break/> DATAFRAME</text:p>
          </draw:text-box>
        </draw:frame>
        <draw:custom-shape draw:style-name="gr7" draw:text-style-name="P13" draw:layer="layout" svg:width="5.6cm" svg:height="4.2cm" svg:x="4.6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12" draw:layer="layout" svg:width="3.271cm" svg:height="1.427cm" svg:x="5.8cm" svg:y="10.3cm">
          <draw:text-box>
            <text:p>Selection</text:p>
            <text:p>FEATURES</text:p>
          </draw:text-box>
        </draw:frame>
        <draw:custom-shape draw:style-name="gr7" draw:text-style-name="P13" draw:layer="layout" svg:width="5.6cm" svg:height="4.2cm" svg:x="9cm" svg:y="8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2" draw:layer="layout" svg:width="3.711cm" svg:height="1.427cm" svg:x="10.289cm" svg:y="10.273cm">
          <draw:text-box>
            <text:p>Bag of Words</text:p>
            <text:p>COMMENTS</text:p>
          </draw:text-box>
        </draw:frame>
        <draw:custom-shape draw:style-name="gr7" draw:text-style-name="P13" draw:layer="layout" svg:width="5.6cm" svg:height="4.2cm" svg:x="13.4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text-style-name="P14" draw:layer="layout" svg:width="4.244cm" svg:height="1.361cm" svg:x="14.7cm" svg:y="10.373cm">
          <draw:text-box>
            <text:p><text:span text:style-name="T15">TakeOrdered(10)</text:span></text:p>
            <text:p><text:span text:style-name="T15">WORDS</text:span></text:p>
          </draw:text-box>
        </draw:frame>
        <draw:custom-shape draw:style-name="gr7" draw:text-style-name="P13" draw:layer="layout" svg:width="5.6cm" svg:height="4.2cm" svg:x="17.8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2" draw:layer="layout" svg:width="1.645cm" svg:height="0.839cm" svg:x="20.013cm" svg:y="10.661cm">
          <draw:text-box>
            <text:p>OHE</text:p>
          </draw:text-box>
        </draw:frame>
        <draw:custom-shape draw:style-name="gr7" draw:text-style-name="P13" draw:layer="layout" svg:width="5.6cm" svg:height="4.2cm" svg:x="22.2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15" draw:layer="layout" svg:width="3.487cm" svg:height="0.839cm" svg:x="23.613cm" svg:y="10.661cm">
          <draw:text-box>
            <text:p><text:span text:style-name="T16">Naive Bayes</text:span></text:p>
          </draw:text-box>
        </draw:frame>
        <draw:frame draw:name="Título 1" presentation:style-name="pr1" draw:text-style-name="P7" draw:layer="layout" svg:width="24.149cm" svg:height="3.506cm" svg:x="0.251cm" svg:y="0.8cm" presentation:class="title" presentation:user-transformed="true">
          <draw:text-box>
            <text:p text:style-name="P6"><text:span text:style-name="T9">WorkFlow</text:span></text:p>
          </draw:text-box>
        </draw:frame>
        <draw:custom-shape draw:name="Espaço Reservado para Conteúdo 2" draw:style-name="gr13" draw:text-style-name="P2" draw:layer="layout" svg:width="24.149cm" svg:height="4.688cm" svg:x="1.92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14" draw:text-style-name="P16" draw:layer="layout" svg:width="15.7cm" svg:height="0.699cm" svg:x="12.1cm" svg:y="20.001cm">
          <text:p text:style-name="P1"><text:span text:style-name="T17">Utilizando </text:span><text:span text:style-name="T18">Naive Bayes</text:span><text:span text:style-name="T17"> para estimar a probabilidade dos comentários escolhidos pelo edit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65cm" svg:height="11.136cm" svg:x="1.166cm" svg:y="2.256cm" draw:page-number="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1T11" xml:id="id3" draw:id="id3">
        <draw:custom-shape draw:style-name="gr15" draw:text-style-name="P11" draw:layer="layout" svg:width="5.6cm" svg:height="4.2cm" svg:x="0.2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2" draw:layer="layout" svg:width="4.219cm" svg:height="1.427cm" svg:x="1.381cm" svg:y="10.261cm">
          <draw:text-box>
            <text:p>Sample &amp; Clear<text:line-break/> DATAFRAME</text:p>
          </draw:text-box>
        </draw:frame>
        <draw:custom-shape draw:style-name="gr7" draw:text-style-name="P13" draw:layer="layout" svg:width="5.6cm" svg:height="4.2cm" svg:x="4.6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12" draw:layer="layout" svg:width="3.271cm" svg:height="1.427cm" svg:x="5.8cm" svg:y="10.3cm">
          <draw:text-box>
            <text:p>Selection</text:p>
            <text:p>FEATURES</text:p>
          </draw:text-box>
        </draw:frame>
        <draw:custom-shape draw:style-name="gr7" draw:text-style-name="P13" draw:layer="layout" svg:width="5.6cm" svg:height="4.2cm" svg:x="9cm" svg:y="8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2" draw:layer="layout" svg:width="3.711cm" svg:height="1.427cm" svg:x="10.289cm" svg:y="10.273cm">
          <draw:text-box>
            <text:p>Bag of Words</text:p>
            <text:p>COMMENTS</text:p>
          </draw:text-box>
        </draw:frame>
        <draw:custom-shape draw:style-name="gr7" draw:text-style-name="P13" draw:layer="layout" svg:width="5.6cm" svg:height="4.2cm" svg:x="13.4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text-style-name="P14" draw:layer="layout" svg:width="4.244cm" svg:height="1.361cm" svg:x="14.7cm" svg:y="10.373cm">
          <draw:text-box>
            <text:p><text:span text:style-name="T15">TakeOrdered(10)</text:span></text:p>
            <text:p><text:span text:style-name="T15">WORDS</text:span></text:p>
          </draw:text-box>
        </draw:frame>
        <draw:custom-shape draw:style-name="gr16" draw:text-style-name="P18" draw:layer="layout" svg:width="5.6cm" svg:height="4.2cm" svg:x="17.8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7" draw:text-style-name="P19" draw:layer="layout" svg:width="1.645cm" svg:height="0.839cm" svg:x="20.013cm" svg:y="10.661cm">
          <draw:text-box>
            <text:p>OHE</text:p>
          </draw:text-box>
        </draw:frame>
        <draw:custom-shape draw:style-name="gr16" draw:text-style-name="P18" draw:layer="layout" svg:width="5.6cm" svg:height="4.2cm" svg:x="22.2cm" svg:y="8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8" draw:text-style-name="P20" draw:layer="layout" svg:width="3.487cm" svg:height="0.839cm" svg:x="23.613cm" svg:y="10.661cm">
          <draw:text-box>
            <text:p><text:span text:style-name="T16">Naive Bayes</text:span></text:p>
          </draw:text-box>
        </draw:frame>
        <draw:frame draw:name="Título 1" presentation:style-name="pr1" draw:text-style-name="P7" draw:layer="layout" svg:width="24.149cm" svg:height="3.506cm" svg:x="0.251cm" svg:y="0.8cm" presentation:class="title" presentation:user-transformed="true">
          <draw:text-box>
            <text:p text:style-name="P6"><text:span text:style-name="T9">Resultados</text:span></text:p>
          </draw:text-box>
        </draw:frame>
        <draw:custom-shape draw:name="Espaço Reservado para Conteúdo 2" draw:style-name="gr19" draw:text-style-name="P2" draw:layer="layout" svg:width="24.149cm" svg:height="4.688cm" svg:x="1.92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20" draw:text-style-name="P16" draw:layer="layout" svg:width="15.7cm" svg:height="0.699cm" svg:x="12.1cm" svg:y="20.001cm">
          <text:p text:style-name="P1"><text:span text:style-name="T17">Utilizando </text:span><text:span text:style-name="T18">Naive Bayes</text:span><text:span text:style-name="T17"> para estimar a probabilidade dos comentários escolhidos pelo edit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21" draw:text-style-name="P2" draw:layer="layout" svg:width="7.676cm" svg:height="1.299cm" svg:x="4.4cm" svg:y="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22" draw:text-style-name="P2" draw:layer="layout" svg:width="7.676cm" svg:height="1.299cm" svg:x="3.124cm" svg:y="14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2" draw:style-name="gr23" draw:text-style-name="P2" draw:layer="layout" svg:width="8.9cm" svg:height="4.4cm" svg:x="18.5cm" svg:y="14cm">
          <text:list text:style-name="L1">
            <text:list-header>
              <text:p text:style-name="P1"><text:span text:style-name="T1"/></text:p>
            </text:list-header>
          </text:list>
          <text:list text:style-name="L2">
            <text:list-item>
              <text:p text:style-name="P5"><text:span text:style-name="T19">Tratamento de OHE no DataPrep</text:span></text:p>
            </text:list-item>
            <text:list-item>
              <text:p text:style-name="P5"><text:span text:style-name="T20">Inserir </text:span><text:span text:style-name="T21">Stop Wo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65cm" svg:height="11.136cm" svg:x="1.166cm" svg:y="2.256cm" draw:page-number="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Century Schoolbook4" svg:font-family="'Century Schoolbook'" style:font-adornments="Regular"/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Century Schoolbook3" svg:font-family="'Century Schoolbook'" style:font-adornments="Regular" style:font-pitch="variable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Liberation Sans1" svg:font-family="'Liberation Sans'" style:font-pitch="variable"/>
    <style:font-face style:name="Liberation Serif3" svg:font-family="'Liberation Serif'" style:font-pitch="variable"/>
    <style:font-face style:name="Liberation Serif2" svg:font-family="'Liberation Serif'" style:font-adornments="Regular" style:font-pitch="variable"/>
    <style:font-face style:name="Lohit Devanagari1" svg:font-family="'Lohit Devanagari'" style:font-pitch="variable"/>
    <style:font-face style:name="TeX Gyre Termes1" svg:font-family="'TeX Gyre Termes'" style:font-pitch="variable"/>
    <style:font-face style:name="TeX Gyre Termes2" svg:font-family="'TeX Gyre Termes'" style:font-adornments="Book" style:font-pitch="variable"/>
    <style:font-face style:name="TeX Gyre Termes" svg:font-family="'TeX Gyre Termes'" style:font-adornments="Regular" style:font-pitch="variable"/>
    <style:font-face style:name="Liberation Mono1" svg:font-family="'Liberation Mono', 'Courier New'" style:font-family-generic="modern" style:font-pitch="variable"/>
    <style:font-face style:name="Century Schoolbook2" svg:font-family="'Century Schoolboo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text-outline="false" style:text-line-through-style="none" style:text-line-through-type="none" style:font-name="Liberation Serif2" fo:font-family="'Liberation Serif'" style:font-style-name="Regular" style:font-pitch="variable" fo:font-size="10pt" fo:text-shadow="none" style:text-underline-style="none" fo:font-weight="bold" style:letter-kerning="true" style:font-name-asian="DejaVu Sans2" style:font-family-asian="'DejaVu Sans'" style:font-style-name-asian="Book" style:font-pitch-asian="variable" style:font-name-complex="DejaVu Sans2" style:font-family-complex="'DejaVu Sans'" style:font-style-name-complex="Book" style:font-pitch-complex="variabl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3d372e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Schoolbook1" fo:font-family="'Century Schoolbook'" fo:font-size="22.1000003814697pt" fo:letter-spacing="normal" fo:language="pt" fo:country="B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Schoolbook1" fo:font-family="'Century Schoolbook'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Schoolbook1" fo:font-family="'Century Schoolbook'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d37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e2922" draw:textarea-vertical-align="middle" draw:auto-grow-height="false" draw:fit-to-size="false" fo:min-height="0.87cm" fo:min-width="27.49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e292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d0b4" style:text-line-through-style="none" style:text-line-through-type="none" style:text-position="0% 100%" style:font-name="Century Schoolbook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bab1a3" style:text-line-through-style="none" style:text-line-through-type="none" style:text-position="0% 100%" style:font-name="Century Schoolbook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draw:name="Retângulo 6" draw:style-name="Mgr3" draw:text-style-name="MP7" draw:layer="backgroundobjects" svg:width="27.992cm" svg:height="1.119cm" svg:x="0.001cm" svg:y="19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9" draw:layer="backgroundobjects" svg:width="24.149cm" svg:height="3.506cm" svg:x="1.924cm" svg:y="1.117cm" presentation:class="title" presentation:user-transformed="true">
        <draw:text-box>
          <text:p text:style-name="MP8"><text:span text:style-name="MT2">Cliq</text:span><text:span text:style-name="MT2">ue </text:span><text:span text:style-name="MT2">para </text:span><text:span text:style-name="MT2">edit</text:span><text:span text:style-name="MT2">ar o </text:span><text:span text:style-name="MT2">títul</text:span><text:span text:style-name="MT2">o </text:span><text:span text:style-name="MT2">mest</text:span><text:span text:style-name="MT2">re</text:span></text:p>
        </draw:text-box>
      </draw:frame>
      <draw:frame draw:name="Espaço Reservado para Conteúdo 2" presentation:style-name="Mpr5" draw:text-style-name="MP13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0"><text:span text:style-name="MT3">Editar estilos de texto Mestre</text:span></text:p>
              <text:list>
                <text:list-item>
                  <text:p text:style-name="MP11"><text:span text:style-name="MT4">Segundo nível</text:span></text:p>
                  <text:list>
                    <text:list-item>
                      <text:p text:style-name="MP12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2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Rodapé 3" presentation:style-name="Mpr6" draw:text-style-name="MP14" draw:layer="backgroundobjects" svg:width="19.387cm" svg:height="0.701cm" svg:x="0.874cm" svg:y="20.056cm" presentation:class="footer" presentation:user-transformed="true">
        <draw:text-box>
          <text:p/>
        </draw:text-box>
      </draw:frame>
      <draw:frame draw:name="Espaço Reservado para Data 4" presentation:style-name="Mpr6" draw:text-style-name="MP14" draw:layer="backgroundobjects" svg:width="3.83cm" svg:height="0.701cm" svg:x="22.244cm" svg:y="20.056cm" presentation:class="date-time" presentation:user-transformed="true">
        <draw:text-box>
          <text:p text:style-name="MP15"><text:span text:style-name="MT7"><text:date style:data-style-name="D4" text:date-value="2018-05-11">11/05/2018</text:date></text:span></text:p>
        </draw:text-box>
      </draw:frame>
      <draw:frame draw:name="Espaço Reservado para Número de Slide 5" presentation:style-name="Mpr6" draw:text-style-name="MP14" draw:layer="backgroundobjects" svg:width="1.024cm" svg:height="0.701cm" svg:x="26.074cm" svg:y="20.056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8.665cm" svg:height="11.136cm" svg:x="1.166cm" svg:y="2.256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8:18:22.084524505</meta:creation-date>
    <dc:date>2018-05-11T09:15:31.601019712</dc:date>
    <meta:editing-duration>PT17M5S</meta:editing-duration>
    <meta:editing-cycles>3</meta:editing-cycles>
    <meta:generator>LibreOffice/5.2.7.2$Linux_X86_64 LibreOffice_project/20$Build-2</meta:generator>
    <meta:document-statistic meta:object-count="78"/>
  </office:meta>
</office:document-meta>
</file>